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a1f91" officeooo:paragraph-rsid="001a1f91" style:font-weight-asian="bold" style:font-weight-complex="bold"/>
    </style:style>
    <style:style style:name="P2" style:family="paragraph" style:parent-style-name="Standard">
      <style:text-properties fo:font-weight="bold" officeooo:rsid="001a1f91" officeooo:paragraph-rsid="001b8297" style:font-weight-asian="bold" style:font-weight-complex="bold"/>
    </style:style>
    <style:style style:name="P3" style:family="paragraph" style:parent-style-name="Standard">
      <style:text-properties fo:font-weight="bold" officeooo:rsid="001b743e" officeooo:paragraph-rsid="001b743e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a1f91" officeooo:paragraph-rsid="001a1f91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a1f91" officeooo:paragraph-rsid="001a1f91" style:font-weight-asian="bold" style:font-weight-complex="bold"/>
    </style:style>
    <style:style style:name="P6" style:family="paragraph" style:parent-style-name="Standard">
      <style:text-properties style:text-underline-style="wave" style:text-underline-width="auto" style:text-underline-color="font-color" fo:font-weight="normal" officeooo:rsid="001a1f91" officeooo:paragraph-rsid="001a1f91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a1f91" officeooo:paragraph-rsid="001a1f91" style:font-weight-asian="normal" style:font-weight-complex="normal"/>
    </style:style>
    <style:style style:name="P8" style:family="paragraph" style:parent-style-name="Standard">
      <style:text-properties fo:font-weight="bold" officeooo:rsid="001a1f91" officeooo:paragraph-rsid="001a1f91" style:font-weight-asian="bold" style:font-weight-complex="bold"/>
    </style:style>
    <style:style style:name="P9" style:family="paragraph" style:parent-style-name="Standard">
      <style:text-properties fo:font-weight="bold" officeooo:rsid="001ba446" officeooo:paragraph-rsid="001ba446" style:font-weight-asian="bold" style:font-weight-complex="bold"/>
    </style:style>
    <style:style style:name="P10" style:family="paragraph" style:parent-style-name="Standard">
      <style:text-properties style:text-underline-style="dotted" style:text-underline-width="bold" style:text-underline-color="font-color" fo:font-weight="bold" officeooo:rsid="001ba446" officeooo:paragraph-rsid="001ba446" style:font-weight-asian="bold" style:font-weight-complex="bold"/>
    </style:style>
    <style:style style:name="P11" style:family="paragraph" style:parent-style-name="Standard">
      <style:text-properties style:text-underline-style="dotted" style:text-underline-width="bold" style:text-underline-color="font-color" fo:font-weight="bold" officeooo:rsid="001a1f91" officeooo:paragraph-rsid="001a1f9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ba446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b743e" style:font-weight-asian="normal" style:font-weight-complex="normal"/>
    </style:style>
    <style:style style:name="T7" style:family="text">
      <style:text-properties style:text-underline-style="dotted" style:text-underline-width="bold" style:text-underline-color="font-color" fo:font-weight="normal" officeooo:rsid="001b743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leado: <text:span text:style-name="T2">IDEmpleado</text:span><text:span text:style-name="T5">, NSS (C), NomeEmpleado, Salario</text:span></text:p>
      <text:p text:style-name="P4"/>
      <text:p text:style-name="P1">Fillo: <text:span text:style-name="T2">IDFillo</text:span><text:span text:style-name="T5">, NomeFillo, NacementoFillo, CursoFillo</text:span></text:p>
      <text:p text:style-name="P6"/>
      <text:p text:style-name="P2">Beca: <text:span text:style-name="T2">IDBeca</text:span><text:span text:style-name="T5">, FechaBeca, CuantiaBeca, </text:span></text:p>
      <text:p text:style-name="P2"><text:span text:style-name="T7">IDFillo(FK-&gt; Fillo)</text:span><text:span text:style-name="T6">, </text:span><text:span text:style-name="T7">IDDepartamento(FK-&gt;Departamento)</text:span></text:p>
      <text:p text:style-name="P4"/>
      <text:p text:style-name="P1">Departamento: <text:span text:style-name="T2">IDDepartamento</text:span><text:span text:style-name="T5">, NomeDepartamento, Localizacion, NumEmpleados</text:span></text:p>
      <text:p text:style-name="P4"/>
      <text:p text:style-name="P1">Director: <text:span text:style-name="T2">IDDirector </text:span></text:p>
      <text:p text:style-name="P7"/>
      <text:p text:style-name="P5">Outros: <text:span text:style-name="T2">IDOutros</text:span></text:p>
      <text:p text:style-name="P11"><text:span text:style-name="T1">IDOutros(FK-&gt;Empleado(IDEmpleado)</text:span></text:p>
      <text:p text:style-name="P7"/>
      <text:p text:style-name="P1">Ingeniero: <text:span text:style-name="T2">IDIngeniero</text:span></text:p>
      <text:p text:style-name="P11"><text:span text:style-name="T1">IDIngeniero(FK-&gt;Outros(IDOutros)</text:span></text:p>
      <text:p text:style-name="P1"><text:span text:style-name="T2"/></text:p>
      <text:p text:style-name="P9"><text:span text:style-name="T4">Especialidad: </text:span><text:span text:style-name="T2">IDIngeniero</text:span><text:span text:style-name="T5">, Especialidad</text:span></text:p>
      <text:p text:style-name="P10"><text:span text:style-name="T1">IDIngeniero(FK-&gt;Ingeniero(IDIngeniero)</text:span></text:p>
      <text:p text:style-name="P4"/>
      <text:p text:style-name="P1">Representante: <text:span text:style-name="T2">IDRepresentante</text:span></text:p>
      <text:p text:style-name="P7"/>
      <text:p text:style-name="P1">Proyecto: <text:span text:style-name="T2">IDProyecto</text:span><text:span text:style-name="T5">, NomeProyecto, InicioProyecto</text:span></text:p>
      <text:p text:style-name="P4"/>
      <text:p text:style-name="P4"/>
      <text:p text:style-name="P3"><text:span text:style-name="T4">Traballa: </text:span><text:span text:style-name="T2">IDEmpleadoIDDepartamento</text:span><text:span text:style-name="T5">, IDEmpleado, IDDepartamento</text:span></text:p>
      <text:p text:style-name="P3"/>
      <text:p text:style-name="P3">Ten: <text:span text:style-name="T2">IDFilloIDEmpleado</text:span><text:span text:style-name="T5">, IDFillo, IDEmpleado</text:span></text:p>
      <text:p text:style-name="P3"/>
      <text:p text:style-name="P3">Controla: <text:span text:style-name="T2">IDDepartamentoIDProyecto</text:span><text:span text:style-name="T5">, IDDepartamento, IDProyecto</text:span></text:p>
      <text:p text:style-name="P3"/>
      <text:p text:style-name="P3">Asociado: <text:span text:style-name="T2">IDIngenieroIDProyecto</text:span><text:span text:style-name="T5">, IDIngeniero, IDProyecto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4M56S</meta:editing-duration>
    <meta:editing-cycles>4</meta:editing-cycles>
    <meta:generator>LibreOffice/7.3.4.2$Windows_X86_64 LibreOffice_project/728fec16bd5f605073805c3c9e7c4212a0120dc5</meta:generator>
    <dc:date>2022-12-09T12:09:44.203000000</dc:date>
    <meta:document-statistic meta:table-count="0" meta:image-count="0" meta:object-count="0" meta:page-count="1" meta:paragraph-count="18" meta:word-count="57" meta:character-count="774" meta:non-whitespace-character-count="733"/>
    <meta:user-defined meta:name="Info 1"/>
    <meta:user-defined meta:name="Info 2"/>
    <meta:user-defined meta:name="Info 3"/>
    <meta:user-defined meta:name="Info 4"/>
  </office:meta>
</office:document-meta>
</file>